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  <style:text-properties style:font-name="Times New Roman"/>
    </style:style>
    <style:style style:name="P2" style:parent-style-name="Standaard" style:family="paragraph">
      <style:text-properties style:font-name="Times New Roman"/>
    </style:style>
    <style:style style:name="P3" style:parent-style-name="Standaard" style:family="paragraph">
      <style:text-properties style:font-name="Times New Roman"/>
    </style:style>
    <style:style style:name="P4" style:parent-style-name="Standaard" style:family="paragraph">
      <style:text-properties style:font-name="Times New Roman"/>
    </style:style>
    <style:style style:name="P5" style:parent-style-name="Standaard" style:family="paragraph">
      <style:text-properties style:font-name="Times New Roman"/>
    </style:style>
    <style:style style:name="P6" style:parent-style-name="Standaard" style:family="paragraph">
      <style:text-properties style:font-name="Times New Roman"/>
    </style:style>
    <style:style style:name="P7" style:parent-style-name="Standaard" style:family="paragraph">
      <style:text-properties style:font-name="Times New Roman"/>
    </style:style>
    <style:style style:name="P8" style:parent-style-name="Standaard" style:family="paragraph">
      <style:text-properties style:font-name="Times New Roman"/>
    </style:style>
    <style:style style:name="P9" style:parent-style-name="Standaard" style:family="paragraph">
      <style:text-properties style:font-name="Times New Roman"/>
    </style:style>
    <style:style style:name="P10" style:parent-style-name="Standaard" style:family="paragraph">
      <style:text-properties style:font-name="Times New Roman"/>
    </style:style>
    <style:style style:name="P11" style:parent-style-name="Standaard" style:family="paragraph">
      <style:text-properties style:font-name="Times New Roman"/>
    </style:style>
    <style:style style:name="P12" style:parent-style-name="Standaard" style:family="paragraph">
      <style:text-properties style:font-name="Times New Roman"/>
    </style:style>
    <style:style style:name="P13" style:parent-style-name="Standaard" style:family="paragraph">
      <style:text-properties style:font-name="Times New Roman"/>
    </style:style>
    <style:style style:name="P14" style:parent-style-name="Standaard" style:family="paragraph">
      <style:text-properties style:font-name="Times New Roman"/>
    </style:style>
    <style:style style:name="P15" style:parent-style-name="Standaard" style:family="paragraph">
      <style:text-properties style:font-name="Times New Roman"/>
    </style:style>
    <style:style style:name="P16" style:parent-style-name="Standaard" style:family="paragraph">
      <style:text-properties style:font-name="Times New Roman"/>
    </style:style>
    <style:style style:name="P17" style:parent-style-name="Standaard" style:family="paragraph">
      <style:text-properties style:font-name="Times New Roman"/>
    </style:style>
    <style:style style:name="P18" style:parent-style-name="Standaard" style:family="paragraph">
      <style:text-properties style:font-name="Times New Roman"/>
    </style:style>
  </office:automatic-styles>
  <office:body>
    <office:text text:use-soft-page-breaks="true">
      <text:p text:style-name="P1">Code Conventies c# deel:</text:p>
      <text:p text:style-name="P2">De taal is in het Engels.</text:p>
      <text:p text:style-name="P3">Tussen de Methodes een lege balk.</text:p>
      <text:p text:style-name="P4">Spaties mag wel maar is niet nodig.</text:p>
      <text:p text:style-name="P5">Eerste woord van een nieuwe regel met Hoofdletter.</text:p>
      <text:p text:style-name="P6">Pascalcase<text:s/>voor class names en methode names.</text:p>
      <text:p text:style-name="P7">Camelcase voor methode argumenten en lokale variabelen.</text:p>
      <text:p text:style-name="P8">Gebruik voor gedefinieerde type names inplaats van systeem types.</text:p>
      <text:p text:style-name="P9">Enkele quotes gebruiken maar als het niet anders kan dubbele quotes gebruiken</text:p>
      <text:p text:style-name="P10">Bestandsnaam in lowercase.</text:p>
      <text:p text:style-name="P11">PascalCase altijd eenvoud en een eigen naamwoord.</text:p>
      <text:p text:style-name="P12">Standaard comments gebruiken als uitleg wat de loop doet.</text:p>
      <text:p text:style-name="P13">Underscores gebruiken als spaties in de naam van classes.</text:p>
      <text:p text:style-name="P14">Variabelen in $lower_case <text:s text:c="2"/>_ als spaties met het $ ervoor.</text:p>
      <text:p text:style-name="P15">Terst</text:p>
      <text:p text:style-name="P16"/>
      <text:p text:style-name="P17"/>
      <text:p text:style-name="P1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im Verheijen</meta:initial-creator>
    <dc:creator>Tim Verheijen</dc:creator>
    <meta:creation-date>2017-04-18T13:05:00Z</meta:creation-date>
    <dc:date>2017-04-19T11:56:00Z</dc:date>
    <meta:template xlink:href="Normal" xlink:type="simple"/>
    <meta:editing-cycles>3</meta:editing-cycles>
    <meta:editing-duration>PT5820S</meta:editing-duration>
    <meta:document-statistic meta:page-count="1" meta:paragraph-count="1" meta:word-count="104" meta:character-count="679" meta:row-count="4" meta:non-whitespace-character-count="576"/>
  </office:meta>
</office:document-meta>
</file>